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b085" officeooo:paragraph-rsid="0003b085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77cc6" officeooo:paragraph-rsid="00179928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7c97a" officeooo:paragraph-rsid="0017992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81ff8" officeooo:paragraph-rsid="00179928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891cf" officeooo:paragraph-rsid="000891c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9604a" officeooo:paragraph-rsid="000b685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9604a" officeooo:paragraph-rsid="0017992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9604a" officeooo:paragraph-rsid="0013633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cc7db" officeooo:paragraph-rsid="000cc7d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e29f1" officeooo:paragraph-rsid="000e29f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f8420" officeooo:paragraph-rsid="000f842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17aa9" officeooo:paragraph-rsid="00117aa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36331" officeooo:paragraph-rsid="0013633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4a1b5" officeooo:paragraph-rsid="0014a1b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65816" officeooo:paragraph-rsid="00165816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09604a" officeooo:paragraph-rsid="000b6856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f8420" officeooo:paragraph-rsid="000f8420" style:font-weight-asian="bold" style:font-weight-complex="bold"/>
    </style:style>
    <style:style style:name="P18" style:family="paragraph" style:parent-style-name="Standard">
      <style:text-properties officeooo:rsid="0003b085" officeooo:paragraph-rsid="0003b085"/>
    </style:style>
    <style:style style:name="P19" style:family="paragraph" style:parent-style-name="Standard">
      <style:text-properties officeooo:rsid="00081ff8" officeooo:paragraph-rsid="00179928"/>
    </style:style>
    <style:style style:name="P2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81ff8" officeooo:paragraph-rsid="00081ff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81ff8" officeooo:paragraph-rsid="00179928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891cf" officeooo:paragraph-rsid="000891cf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59cbc" officeooo:paragraph-rsid="000b6856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9604a" officeooo:paragraph-rsid="000b6856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c1bb6" officeooo:paragraph-rsid="000c1bb6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e29f1" officeooo:paragraph-rsid="000e29f1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0cc7db" officeooo:paragraph-rsid="000cc7db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b6856" officeooo:paragraph-rsid="000b6856" style:font-weight-asian="bold" style:font-weight-complex="bold"/>
    </style:style>
    <style:style style:name="P30" style:family="paragraph" style:parent-style-name="Standard">
      <style:text-properties officeooo:rsid="00050609"/>
    </style:style>
    <style:style style:name="P31" style:family="paragraph" style:parent-style-name="Standard">
      <style:text-properties officeooo:rsid="00050609" officeooo:paragraph-rsid="00179928"/>
    </style:style>
    <style:style style:name="P32" style:family="paragraph" style:parent-style-name="Standard">
      <style:text-properties officeooo:rsid="000891cf" officeooo:paragraph-rsid="00179928"/>
    </style:style>
    <style:style style:name="P33" style:family="paragraph" style:parent-style-name="Standard">
      <style:text-properties officeooo:rsid="0009604a" officeooo:paragraph-rsid="00081ff8"/>
    </style:style>
    <style:style style:name="P34" style:family="paragraph" style:parent-style-name="Standard">
      <style:text-properties officeooo:paragraph-rsid="000b6856"/>
    </style:style>
    <style:style style:name="P35" style:family="paragraph" style:parent-style-name="Standard">
      <style:text-properties officeooo:rsid="000c1bb6" officeooo:paragraph-rsid="000c1bb6"/>
    </style:style>
    <style:style style:name="P36" style:family="paragraph" style:parent-style-name="Standard">
      <style:text-properties fo:font-style="italic" style:text-underline-style="none" fo:font-weight="normal" officeooo:rsid="000e29f1" officeooo:paragraph-rsid="000e29f1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text-underline-style="none" fo:font-weight="normal" officeooo:rsid="000e29f1" officeooo:paragraph-rsid="000f8420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0e29f1" officeooo:paragraph-rsid="000e29f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bold" officeooo:rsid="000e29f1" officeooo:paragraph-rsid="00179928" style:font-style-asian="normal" style:font-weight-asian="bold" style:font-style-complex="normal" style:font-weight-complex="bold"/>
    </style:style>
    <style:style style:name="P40" style:family="paragraph" style:parent-style-name="Standard">
      <style:text-properties officeooo:rsid="00179928" officeooo:paragraph-rsid="00179928"/>
    </style:style>
    <style:style style:name="P41" style:family="paragraph" style:parent-style-name="Standard">
      <style:text-properties officeooo:paragraph-rsid="00165816"/>
    </style:style>
    <style:style style:name="T1" style:family="text">
      <style:text-properties officeooo:rsid="0003b085"/>
    </style:style>
    <style:style style:name="T2" style:family="text">
      <style:text-properties style:text-underline-style="solid" style:text-underline-width="auto" style:text-underline-color="font-color" fo:font-weight="bold" officeooo:rsid="0016581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79928" style:font-weight-asian="bold" style:font-weight-complex="bold"/>
    </style:style>
    <style:style style:name="T4" style:family="text">
      <style:text-properties officeooo:rsid="000891cf"/>
    </style:style>
    <style:style style:name="T5" style:family="text">
      <style:text-properties style:text-underline-style="none" fo:font-weight="normal" officeooo:rsid="000b6856" style:font-weight-asian="normal" style:font-weight-complex="normal"/>
    </style:style>
    <style:style style:name="T6" style:family="text">
      <style:text-properties officeooo:rsid="000f8420"/>
    </style:style>
    <style:style style:name="T7" style:family="text">
      <style:text-properties officeooo:rsid="001799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2">To activate the virtualenvironment we do this! </text:span><text:span text:style-name="T3">Skip this for now. It is the start up process once finished installing. </text:span></text:p>
      <text:p text:style-name="P25"/>
      <text:p text:style-name="P16">$ cd ~/Dev/cfehome/src</text:p>
      <text:p text:style-name="P39">$ source bin/activate</text:p>
      <text:p text:style-name="P6"/>
      <text:p text:style-name="P15">alternatively <text:span text:style-name="T7">we can do this but the guide i followed opts for the first option. </text:span></text:p>
      <text:p text:style-name="P6">$ pipenv shell</text:p>
      <text:p text:style-name="P24"/>
      <text:p text:style-name="P34"/>
      <text:p text:style-name="Standard"/>
      <text:p text:style-name="P29">Guide for the guide... </text:p>
      <text:p text:style-name="P20"/>
      <text:p text:style-name="Standard"/>
      <text:p text:style-name="Standard">https://www.codingforentrepreneurs.com/projects/try-django-111/getting-started-django</text:p>
      <text:p text:style-name="Standard">https://www.youtube.com/watch?v=yDv5FIAeyoY</text:p>
      <text:p text:style-name="Standard"/>
      <text:p text:style-name="Standard"><text:span text:style-name="T1">S</text:span>tart by following this instilation guide and youtube series. They are the same thing.</text:p>
      <text:p text:style-name="Standard"/>
      <text:p text:style-name="Standard"/>
      <text:p text:style-name="P1">Step 1</text:p>
      <text:p text:style-name="Standard">https://www.codingforentrepreneurs.com/blog/create-a-blank-django-project/</text:p>
      <text:p text:style-name="Standard"/>
      <text:p text:style-name="P18">$ sudo apt-get update</text:p>
      <text:p text:style-name="P18"/>
      <text:p text:style-name="P18">$ sudo apt-get upgrade</text:p>
      <text:p text:style-name="P18"/>
      <text:p text:style-name="P18">$ sudo apt-get install python-pip python-virtualenv python-setuptools python-dev build-essential <text:s/>python3.6</text:p>
      <text:p text:style-name="P18"/>
      <text:p text:style-name="P21">Step 2</text:p>
      <text:p text:style-name="P19">Switch guides because this one is out dated now. </text:p>
      <text:p text:style-name="P19"/>
      <text:p text:style-name="P19">https://www.codingforentrepreneurs.com/blog/pipenv-virtual-environments-for-python</text:p>
      <text:p text:style-name="P31"/>
      <text:p text:style-name="P2">install pip correctly <text:s/></text:p>
      <text:p text:style-name="P4">If suggested guide doesnt work do this:</text:p>
      <text:p text:style-name="P4"/>
      <text:p text:style-name="P2">$ pip3 install pipenv</text:p>
      <text:p text:style-name="P2">$ sudo -H pip3 install –upgrade pip</text:p>
      <text:p text:style-name="P3">$ sudo -H pip3 install pipenv</text:p>
      <text:p text:style-name="P31"/>
      <text:p text:style-name="P22">Step 3</text:p>
      <text:p text:style-name="P4">- initalize pipenv. If you installed python 3.6.7 in the last few steps which you probably did we need to change the python version in the next <text:span text:style-name="T4">bit</text:span> of code to 3.6</text:p>
      <text:p text:style-name="P4"/>
      <text:p text:style-name="P4">$ pipenv –python 3.6</text:p>
      <text:p text:style-name="P31"/>
      <text:p text:style-name="P32">$ pipenv install requests</text:p>
      <text:p text:style-name="P32"><text:soft-page-break/></text:p>
      <text:p text:style-name="P7">Move onto step 4 after doing the last comman line. </text:p>
      <text:p text:style-name="P33"/>
      <text:p text:style-name="P30"/>
      <text:p text:style-name="P30"/>
      <text:p text:style-name="P26">Stop and Test! </text:p>
      <text:p text:style-name="P35">$ pip</text:p>
      <text:p text:style-name="P35">$ pip freeze</text:p>
      <text:p text:style-name="P35"/>
      <text:p text:style-name="P35">if we all see the same stuff under pip freeze it worked... </text:p>
      <text:p text:style-name="P30"/>
      <text:p text:style-name="P23">Step 4</text:p>
      <text:p text:style-name="P5"/>
      <text:p text:style-name="P5">We now switch guides </text:p>
      <text:p text:style-name="P5"/>
      <text:p text:style-name="P5"><text:a xlink:type="simple" xlink:href="https://www.codingforentrepreneurs.com/blog/create-a-blank-django-project/" text:style-name="Internet_20_link" text:visited-style-name="Visited_20_Internet_20_Link">https://www.codingforentrepreneurs.com/blog/create-a-blank-django-projet/</text:a><text:a xlink:type="simple" xlink:href="https://www.codingforentrepreneurs.com/blog/create-a-blank-django-project/" text:style-name="Internet_20_link" text:visited-style-name="Visited_20_Internet_20_Link">c</text:a></text:p>
      <text:p text:style-name="P5"/>
      <text:p text:style-name="P9">Watch the video start at 4:30 ish. <text:span text:style-name="T6">But since I assume that nobody has time to watch a video I have listed the terminal steps taken in order here. If you have trouble watch the video. </text:span></text:p>
      <text:p text:style-name="P9"/>
      <text:p text:style-name="P27">Step 5</text:p>
      <text:p text:style-name="P28"/>
      <text:p text:style-name="P10">$ cd Dev</text:p>
      <text:p text:style-name="P10">$ pip3 install virtualenv</text:p>
      <text:p text:style-name="P10">$ mkdir cfehome &amp;&amp; cd cfehome</text:p>
      <text:p text:style-name="P10">$ virtualenv -p python3 .</text:p>
      <text:p text:style-name="P10"/>
      <text:p text:style-name="P37">this activates the virtual environment</text:p>
      <text:p text:style-name="P38">$ source bin/activate</text:p>
      <text:p text:style-name="P36"/>
      <text:p text:style-name="P37">At this point we shouldnt see anything or just one thing. <text:span text:style-name="T6">When we run pip freeze</text:span></text:p>
      <text:p text:style-name="P10">$ pip freeze</text:p>
      <text:p text:style-name="P36"/>
      <text:p text:style-name="P10"/>
      <text:p text:style-name="P17">This step is important! We need the same version</text:p>
      <text:p text:style-name="P11">$ pip install django==1.11.20</text:p>
      <text:p text:style-name="P12">$ mkdir src &amp;&amp; cd src</text:p>
      <text:p text:style-name="P13">$ django-admin startproject roominate .</text:p>
      <text:p text:style-name="P13"/>
      <text:p text:style-name="P13">At this stage we can continue for the sake of learning or we can copy in the github file. </text:p>
      <text:p text:style-name="P14">If we are going to continue follow the video from 11:30ish we start editing files in sublime and at this point the easy step by step stuff ends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5:14:35.839492800</meta:creation-date>
    <dc:date>2019-02-12T21:56:13.502332275</dc:date>
    <meta:editing-duration>PT1H15M4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357" meta:character-count="2263" meta:non-whitespace-character-count="1942"/>
  </office:meta>
</office:document-meta>
</file>